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26cm" fo:min-width="5.248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56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2.67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custom-shape draw:style-name="gr1" draw:text-style-name="P2" draw:layer="layout" svg:width="8.128cm" svg:height="2.794cm" svg:x="8.128cm" svg:y="0.254cm">
          <text:p text:style-name="P2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064cm" svg:height="2.54cm" svg:x="19.558cm" svg:y="3.81cm">
          <text:p text:style-name="P2">Si no vuelve a </text:p>
          <text:p text:style-name="P2">pregunta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12cm" svg:height="1.778cm" svg:x="8.636cm" svg:y="4.064cm">
          <text:p text:style-name="P2">Pregunta al usuario</text:p>
          <text:p text:style-name="P2"><text:s/>una fras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01cm" svg:height="0.254cm" svg:x="17.78cm" svg:y="5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54cm" svg:x="7.112cm" svg:y="13.462cm">
          <text:p text:style-name="P2">Opcion 1 </text:p>
          <text:p text:style-name="P2">Cifrar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2cm" svg:height="1.778cm" svg:x="8.636cm" svg:y="10.668cm">
          <text:p text:style-name="P2">Pregunta que desea hacer </text:p>
          <text:p text:style-name="P2">ingresa 1 o opcion 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3.556cm" svg:x="9.144cm" svg:y="6.35cm">
          <text:p text:style-name="P2">Valida la fr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8.128cm" svg:height="2.794cm" svg:x="8.89cm" svg:y="19.304cm">
          <text:p text:style-name="P2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54cm" svg:x="14.478cm" svg:y="13.462cm">
          <text:p text:style-name="P2">Opcion 2 </text:p>
          <text:p text:style-name="P2">desifra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2cm" svg:height="1.778cm" svg:x="8.89cm" svg:y="16.764cm">
          <text:p text:style-name="P2">Envia respuesta de</text:p>
          <text:p text:style-name="P2"><text:s/>la opcio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748cm" svg:y1="4.572cm" svg:x2="19.558cm" svg:y2="4.572cm">
          <text:p/>
        </draw:line>
        <draw:line draw:style-name="gr7" draw:text-style-name="P3" draw:layer="layout" svg:x1="12.192cm" svg:y1="3.048cm" svg:x2="12.192cm" svg:y2="4.064cm">
          <text:p/>
        </draw:line>
        <draw:line draw:style-name="gr7" draw:text-style-name="P3" draw:layer="layout" svg:x1="12.192cm" svg:y1="5.588cm" svg:x2="12.192cm" svg:y2="6.604cm">
          <text:p/>
        </draw:line>
        <draw:line draw:style-name="gr7" draw:text-style-name="P3" draw:layer="layout" svg:x1="12.446cm" svg:y1="9.906cm" svg:x2="12.446cm" svg:y2="10.922cm">
          <text:p/>
        </draw:line>
        <draw:line draw:style-name="gr7" draw:text-style-name="P3" draw:layer="layout" svg:x1="11.176cm" svg:y1="12.446cm" svg:x2="9.144cm" svg:y2="13.462cm">
          <text:p/>
        </draw:line>
        <draw:line draw:style-name="gr7" draw:text-style-name="P3" draw:layer="layout" svg:x1="13.208cm" svg:y1="12.446cm" svg:x2="15.494cm" svg:y2="13.462cm">
          <text:p/>
        </draw:line>
        <draw:line draw:style-name="gr7" draw:text-style-name="P3" draw:layer="layout" svg:x1="9.144cm" svg:y1="16.002cm" svg:x2="11.938cm" svg:y2="16.764cm">
          <text:p/>
        </draw:line>
        <draw:line draw:style-name="gr7" draw:text-style-name="P3" draw:layer="layout" svg:x1="16.51cm" svg:y1="16.002cm" svg:x2="13.463cm" svg:y2="16.764cm">
          <text:p/>
        </draw:line>
        <draw:line draw:style-name="gr7" draw:text-style-name="P3" draw:layer="layout" svg:x1="12.954cm" svg:y1="18.288cm" svg:x2="12.954cm" svg:y2="19.558cm">
          <text:p/>
        </draw:line>
        <draw:connector draw:style-name="gr7" draw:text-style-name="P3" draw:layer="layout" svg:x1="15.494cm" svg:y1="8.128cm" svg:x2="21.59cm" svg:y2="6.35cm" draw:end-shape="id1" draw:end-glue-point="2" svg:d="M15494 8128v-638h6096v-1140" svg:viewBox="0 0 6097 1779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9:50:33.456045136</meta:creation-date>
    <dc:date>2017-10-05T10:02:04.457008598</dc:date>
    <meta:editing-duration>PT1M15S</meta:editing-duration>
    <meta:editing-cycles>1</meta:editing-cycles>
    <meta:document-statistic meta:object-count="45"/>
    <meta:generator>LibreOffice/5.2.2.2$Linux_X86_64 LibreOffice_project/20m0$Build-2</meta:generator>
  </office:meta>
</office:document-meta>
</file>